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400000088527B69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 style:font-family-generic="roman"/>
    <style:font-face style:name="Lucida Sans1" svg:font-family="'Lucida Sans'" style:font-family-generic="swiss"/>
    <style:font-face style:name="Gotham Narrow" svg:font-family="'Gotham Narrow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Gotham Narrow" fo:font-size="10pt" officeooo:rsid="000ccf10" officeooo:paragraph-rsid="000df7c9" style:font-size-asian="10pt" style:font-size-complex="10pt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LucidaGrande" fo:font-size="12pt" officeooo:rsid="00137da2" officeooo:paragraph-rsid="0014fdfa" style:font-size-asian="12pt" style:font-size-complex="10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 Neue" fo:font-size="11pt" officeooo:rsid="000ccf10" officeooo:paragraph-rsid="000df7c9" style:font-size-asian="11pt" style:font-size-complex="11pt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 Neue" fo:font-size="11pt" officeooo:rsid="000ccf10" officeooo:paragraph-rsid="000ccf10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 Neue" fo:font-size="9pt" officeooo:rsid="000ccf10" officeooo:paragraph-rsid="000ccf10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14fdfa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color="#0084d1" style:font-name="Helvetica Neue" fo:font-size="11pt" fo:font-weight="bold" officeooo:rsid="00117b75" officeooo:paragraph-rsid="000ff656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0ff656" officeooo:paragraph-rsid="00130376" style:font-size-asian="11pt" style:font-size-complex="11pt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0ff656" officeooo:paragraph-rsid="00137da2" style:font-size-asian="11pt" style:font-size-complex="11pt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0ff656" officeooo:paragraph-rsid="000ff656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137da2" officeooo:paragraph-rsid="0014fdfa" style:font-size-asian="11pt" style:font-size-complex="11pt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117b75" officeooo:paragraph-rsid="00137da2" style:font-size-asian="11pt" style:font-size-complex="11pt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officeooo:rsid="0014fdfa" officeooo:paragraph-rsid="0014fdfa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1pt" fo:font-weight="normal" officeooo:rsid="000ff656" officeooo:paragraph-rsid="00130376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 Neue" fo:font-size="11pt" fo:font-weight="bold" officeooo:rsid="00117b75" officeooo:paragraph-rsid="000ccf10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officeooo:rsid="000ff656" officeooo:paragraph-rsid="00137da2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officeooo:rsid="000ff656" officeooo:paragraph-rsid="00117b75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officeooo:rsid="000ff656" officeooo:paragraph-rsid="000ff656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0pt" officeooo:rsid="001770d8" officeooo:paragraph-rsid="001770d8" style:font-size-asian="10pt" style:font-size-complex="10pt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0pt" officeooo:rsid="000df7c9" officeooo:paragraph-rsid="000df7c9" style:font-size-asian="10pt" style:font-size-complex="10pt"/>
    </style:style>
    <style:style style:name="P2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 Neue" fo:font-size="10pt" officeooo:rsid="00135744" officeooo:paragraph-rsid="00135744" style:font-size-asian="10pt" style:font-size-complex="10pt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officeooo:rsid="000ccf10" officeooo:paragraph-rsid="000ccf10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4pt" officeooo:rsid="00137da2" officeooo:paragraph-rsid="0016c189" style:font-size-asian="14pt" style:font-size-complex="14pt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 Neue" fo:font-size="14pt" fo:font-weight="bold" officeooo:rsid="00137da2" officeooo:paragraph-rsid="0016c189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10pt" officeooo:rsid="001770d8" officeooo:paragraph-rsid="001770d8" style:font-size-asian="10pt" style:font-size-complex="10pt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10pt" officeooo:rsid="000ccf10" officeooo:paragraph-rsid="0014fdfa" style:font-size-asian="10pt" style:font-size-complex="10pt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14fdfa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11pt" officeooo:rsid="00117b75" officeooo:paragraph-rsid="00117b75" style:font-size-asian="11pt" style:font-size-complex="11pt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11pt" officeooo:rsid="00117b75" officeooo:paragraph-rsid="00130376" style:font-size-asian="11pt" style:font-size-complex="11pt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9pt" officeooo:rsid="0014fdfa" officeooo:paragraph-rsid="0014fdfa" style:font-size-asian="9pt" style:font-size-complex="9pt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fo:font-size="9pt" officeooo:rsid="000ff656" officeooo:paragraph-rsid="00137da2" style:font-size-asian="9pt" style:font-size-complex="9pt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117b75" officeooo:paragraph-rsid="00137da2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color="#000000" style:font-name="Helvetica Neue" fo:font-size="11pt" officeooo:rsid="000ff656" officeooo:paragraph-rsid="00117b75" style:font-size-asian="11pt" style:font-size-complex="11pt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color="#ff950e" style:font-name="Helvetica Neue" fo:font-size="13pt" fo:font-weight="bold" officeooo:rsid="00117b75" officeooo:paragraph-rsid="00117b75" style:font-size-asian="13pt" style:font-weight-asian="bold" style:font-size-complex="13pt" style:font-weight-complex="bold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130376"/>
    </style:style>
    <style:style style:name="T3" style:family="text">
      <style:text-properties officeooo:rsid="000ff65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f656" style:font-weight-asian="bold" style:font-weight-complex="bold"/>
    </style:style>
    <style:style style:name="T6" style:family="text">
      <style:text-properties fo:font-weight="bold" officeooo:rsid="00130376" style:font-weight-asian="bold" style:font-weight-complex="bold"/>
    </style:style>
    <style:style style:name="T7" style:family="text">
      <style:text-properties fo:font-weight="bold" officeooo:rsid="00137da2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0084d1"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117b75"/>
    </style:style>
    <style:style style:name="T11" style:family="text">
      <style:text-properties officeooo:rsid="00130376"/>
    </style:style>
    <style:style style:name="T12" style:family="text">
      <style:text-properties officeooo:rsid="00135744"/>
    </style:style>
    <style:style style:name="T13" style:family="text">
      <style:text-properties officeooo:rsid="00137da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17b75" style:font-weight-asian="normal" style:font-weight-complex="normal"/>
    </style:style>
    <style:style style:name="T16" style:family="text">
      <style:text-properties fo:font-weight="normal" officeooo:rsid="000ff656" style:font-weight-asian="normal" style:font-weight-complex="normal"/>
    </style:style>
    <style:style style:name="T17" style:family="text">
      <style:text-properties fo:color="#ff950e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ff950e" fo:font-size="13pt" style:font-size-asian="13pt" style:font-size-complex="13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0ff656" style:font-size-asian="11pt" style:font-size-complex="11pt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0ff656" style:font-size-asian="11pt" style:font-weight-asian="bold" style:font-size-complex="11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83e5e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TODAY]</text:p>
      <text:p text:style-name="P3">Attn: Pam Johns</text:p>
      <text:p text:style-name="P4">Railroad Commission of Texas</text:p>
      <text:p text:style-name="P5">Oil and Gas Division<text:tab/>P.O.Box 12967</text:p>
      <text:p text:style-name="P5">Capitol Station<text:tab/><text:tab/>Austin TX, 78711</text:p>
      <text:p text:style-name="P22"/>
      <text:p text:style-name="P20">Enclosed, please find the original and one copy of the surveys performed on the referenced well by <text:span text:style-name="T12">[COMPANY] </text:span>(Operator No. <text:span text:style-name="T12">[OP_NO]</text:span>) supervised by <text:span text:style-name="T12">[NAME]</text:span>. <text:s/>Other information required by your office is as follows:</text:p>
      <text:p text:style-name="P15"/>
      <text:p text:style-name="P10"><text:span text:style-name="T8">Job Number<text:tab/></text:span><text:tab/>[JOB_NUMBER]<text:tab/><text:tab/><text:span text:style-name="T8">Client<text:tab/></text:span><text:tab/><text:tab/>[CLIENT]</text:p>
      <text:p text:style-name="P10"><text:span text:style-name="T8">API Well Number<text:tab/></text:span>[API_NUMBER]<text:tab/><text:tab/><text:span text:style-name="T8">County/State<text:tab/></text:span><text:tab/>[COUNTY]</text:p>
      <text:p text:style-name="P18"><text:span text:style-name="T9">Well Name</text:span><text:span text:style-name="T19"><text:tab/><text:tab/>[WELL_NAME]</text:span></text:p>
      <text:p text:style-name="P7"/>
      <text:p text:style-name="P33"><text:span text:style-name="T15">Survey Type</text:span><text:tab/><text:tab/>[<text:span text:style-name="T10">JOB_TYPE</text:span>]<text:tab/><text:tab/><text:tab/><text:span text:style-name="T15">Proposed Direction</text:span><text:tab/>[<text:span text:style-name="T10">VS_AZIMUTH</text:span>]</text:p>
      <text:p text:style-name="P14"><text:span text:style-name="T2">Total Correction</text:span><text:span text:style-name="T1"><text:tab/>[</text:span><text:span text:style-name="T2">CORRECTION</text:span><text:span text:style-name="T1">]<text:tab/><text:tab/></text:span><text:span text:style-name="T2">North Type</text:span><text:tab/><text:tab/>[<text:span text:style-name="T11">NORTH_TYPE</text:span>]</text:p>
      <text:p text:style-name="P14"/>
      <text:p text:style-name="P17"><draw:rect text:anchor-type="paragraph" draw:z-index="0" draw:style-name="gr1" draw:text-style-name="P35" svg:width="7.0449in" svg:height="0.935in" svg:x="-0.0701in" svg:y="0.1138in"><text:p/></draw:rect><draw:rect text:anchor-type="paragraph" draw:z-index="3" draw:style-name="gr2" draw:text-style-name="P35" svg:width="7.0343in" svg:height="2.7197in" svg:x="-0.0701in" svg:y="0.1138in"><text:p/></draw:rect></text:p>
      <text:p text:style-name="P34">Tie-In</text:p>
      <text:p text:style-name="P28"><text:span text:style-name="T4">Measured Depth</text:span><text:tab/><text:span text:style-name="T16">[</text:span><text:span text:style-name="T14">TIE_IN_MD</text:span><text:span text:style-name="T16">]</text:span><text:span text:style-name="T3"><text:tab/><text:tab/><text:tab/></text:span><text:span text:style-name="T4">True Vertical Depth</text:span><text:span text:style-name="T3"><text:tab/></text:span><text:span text:style-name="T16">[TIE_IN_</text:span><text:span text:style-name="T14">TVD</text:span><text:span text:style-name="T16">]</text:span></text:p>
      <text:p text:style-name="P28"><text:span text:style-name="T4">Inclination</text:span><text:span text:style-name="T3"><text:tab/><text:tab/></text:span><text:span text:style-name="T16">[TIE_IN_</text:span><text:span text:style-name="T14">INC</text:span><text:span text:style-name="T16">]<text:tab/></text:span><text:span text:style-name="T3"><text:tab/><text:tab/></text:span><text:span text:style-name="T4">Azimuth</text:span><text:span text:style-name="T3"><text:tab/><text:tab/></text:span><text:span text:style-name="T16">[TIE_IN_</text:span><text:span text:style-name="T14">AZI</text:span><text:span text:style-name="T16">]</text:span></text:p>
      <text:p text:style-name="P29"><text:span text:style-name="T6">North-South</text:span><text:span text:style-name="T3"><text:tab/><text:tab/></text:span><text:span text:style-name="T16">[TIE_IN_NS]<text:tab/></text:span><text:span text:style-name="T3"><text:tab/><text:tab/></text:span><text:span text:style-name="T6">East-West</text:span><text:span text:style-name="T3"><text:tab/><text:tab/></text:span><text:span text:style-name="T16">[TIE_IN_EW]</text:span></text:p>
      <text:p text:style-name="P8"/>
      <text:p text:style-name="P24"><text:span text:style-name="T18">First Survey </text:span><text:span text:style-name="T23">(</text:span><text:span text:style-name="T24">[DATE1]</text:span><text:span text:style-name="T23">)</text:span></text:p>
      <text:p text:style-name="P13"><text:span text:style-name="T4">Depth</text:span><text:tab/><text:tab/><text:span text:style-name="T3">[</text:span>D<text:span text:style-name="T13">1]<text:tab/><text:tab/></text:span><text:span text:style-name="T4">Inclination</text:span><text:span text:style-name="T3"><text:tab/>[</text:span>INC<text:span text:style-name="T13">1]<text:tab/><text:tab/></text:span><text:span text:style-name="T4">Azimuth</text:span><text:span text:style-name="T3"><text:tab/>[</text:span>AZI<text:span text:style-name="T13">1]</text:span></text:p>
      <text:p text:style-name="P11"><draw:rect text:anchor-type="paragraph" draw:z-index="2" draw:style-name="gr1" draw:text-style-name="P35" svg:width="7.0449in" svg:height="0.6094in" svg:x="-0.0701in" svg:y="0.0756in"><text:p/></draw:rect></text:p>
      <text:p text:style-name="P24"><text:span text:style-name="T18">Last Survey</text:span> <text:span text:style-name="T23">(</text:span><text:span text:style-name="T24">[DATE2]</text:span><text:span text:style-name="T23">)</text:span></text:p>
      <text:p text:style-name="P12"><text:span text:style-name="T7">Depth</text:span><text:span text:style-name="T13"><text:tab/><text:tab/>[D2]<text:tab/><text:tab/></text:span><text:span text:style-name="T7">Inclination</text:span><text:span text:style-name="T3"><text:tab/>[INC2]<text:tab/><text:tab/></text:span><text:span text:style-name="T5">Azimuth</text:span><text:span text:style-name="T3"><text:tab/>[AZI2]</text:span></text:p>
      <text:p text:style-name="P9"/>
      <text:p text:style-name="P23"><text:span text:style-name="T17">Projected TD Survey </text:span><text:span text:style-name="T23">(</text:span><text:span text:style-name="T24">[DATE3]</text:span><text:span text:style-name="T23">)<text:tab/></text:span></text:p>
      <text:p text:style-name="P23"><text:span text:style-name="T21">Depth</text:span><text:span text:style-name="T19"><text:tab/><text:tab/>[D3]<text:tab/><text:tab/></text:span><text:span text:style-name="T21">Inclination</text:span><text:span text:style-name="T20"><text:tab/>[INC3]<text:tab/><text:tab/></text:span><text:span text:style-name="T22">Azimuth<text:tab/></text:span><text:span text:style-name="T20">[AZI3]</text:span></text:p>
      <text:p text:style-name="P16"/>
      <text:p text:style-name="P19"/>
      <text:p text:style-name="P25"/>
      <text:p text:style-name="P25">MWD Supervisors: [NAMES]</text:p>
      <text:p text:style-name="P25"/>
      <text:p text:style-name="P30">TO THE BEST OF MY KNOWLEDGE I CERTIFY THIS SURVEY DATA TO BE TRUE AND CORRECT.</text:p>
      <text:p text:style-name="P6">[NAME]</text:p>
      <text:p text:style-name="P6"/>
      <text:p text:style-name="P6"/>
      <text:p text:style-name="P27">_____________________________</text:p>
      <text:p text:style-name="P6">[NAME]</text:p>
      <text:p text:style-name="P27">[TITLE]</text:p>
      <text:p text:style-name="P26">[COMPANY]</text:p>
      <text:p text:style-name="P32"/>
      <text:p text:style-name="P31">A certified plat on which the bottom-hole location is oriented to the surface location is attached to the survey report. <text:s/>If any other information is required, please contact the undersigned at the letterhead address and phone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Grande" svg:font-family="LucidaGrande" style:font-family-generic="roman"/>
    <style:font-face style:name="Lucida Sans1" svg:font-family="'Lucida Sans'" style:font-family-generic="swiss"/>
    <style:font-face style:name="Gotham Narrow" svg:font-family="'Gotham Narrow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Gotham Narrow" fo:font-size="10pt" officeooo:rsid="000ccf10" officeooo:paragraph-rsid="000df7c9" style:font-size-asian="10pt" style:font-size-complex="10pt"/>
    </style:style>
    <style:style style:name="M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LucidaGrande" fo:font-size="12pt" officeooo:rsid="00137da2" officeooo:paragraph-rsid="0014fdfa" style:font-size-asian="12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0.0102in" svg:y="-0.2516in" svg:width="2.2819in" svg:height="0.6016in" draw:z-index="1"><draw:image xlink:href="Pictures/100002010000020400000088527B6903.png" xlink:type="simple" xlink:show="embed" xlink:actuate="onLoad"/></draw:frame>[ADDRESS_1]</text:p>
        <text:p text:style-name="MP1">[ADDRESS_2]</text:p>
      </style:header>
      <style:footer>
        <text:p text:style-name="MP2">Enclosures (Surveys and Plat)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04T22:30:22.008934000</dc:date>
    <meta:editing-duration>PT2H51M7S</meta:editing-duration>
    <meta:editing-cycles>22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32" meta:word-count="189" meta:character-count="1380" meta:non-whitespace-character-count="1188"/>
  </office:meta>
</office:document-meta>
</file>